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fc18b"/>
    </style:style>
    <style:style style:name="P2" style:family="paragraph" style:parent-style-name="Heading_20_2">
      <style:text-properties officeooo:paragraph-rsid="000fc18b"/>
    </style:style>
    <style:style style:name="P3" style:family="paragraph" style:parent-style-name="Heading_20_2">
      <style:paragraph-properties fo:orphans="2" fo:widows="2"/>
      <style:text-properties style:font-name="DejaVu Serif" officeooo:paragraph-rsid="000fc18b"/>
    </style:style>
    <style:style style:name="P4" style:family="paragraph" style:parent-style-name="Heading_20_1">
      <style:text-properties officeooo:paragraph-rsid="000fc18b"/>
    </style:style>
    <style:style style:name="P5" style:family="paragraph" style:parent-style-name="Text_20_body">
      <style:paragraph-properties fo:orphans="2" fo:widows="2"/>
      <style:text-properties style:font-name="DejaVu Serif" officeooo:paragraph-rsid="000fc18b"/>
    </style:style>
    <style:style style:name="P6" style:family="paragraph" style:parent-style-name="Text_20_body">
      <style:paragraph-properties fo:orphans="2" fo:widows="2"/>
      <style:text-properties fo:font-variant="normal" fo:text-transform="none" fo:color="#000000" style:font-name="DejaVu Serif" fo:font-size="11.25pt" fo:letter-spacing="normal" fo:font-style="normal" fo:font-weight="normal" officeooo:paragraph-rsid="000fc18b"/>
    </style:style>
    <style:style style:name="T1" style:family="text">
      <style:text-properties officeooo:rsid="000fc18b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Malaquias</text:h>
      <text:section text:style-name="Sect1" text:name="Seção819">
        <text:h text:style-name="P3" text:outline-level="2">MALAQUIAS-[Capítulo <text:span text:style-name="T1">1</text:span>]</text:h>
        <text:p text:style-name="P5"><text:bookmark text:name="cap1134"/>1 A palavra de Iavé a Israel, por intermédio de Malaquias.</text:p>
        <text:p text:style-name="P6">2 Eu vos tenho amado, diz Iavé. Mas vós dizeis: Em que nos tens amado? Acaso não era Esaú irmão de Jacó? diz Iavé; todavia amei a Jacó,</text:p>
        <text:p text:style-name="P6">3 e aborreci a Esaú; e fiz dos seus montes uma desolação, e dei a sua herança aos chacais do deserto.</text:p>
        <text:p text:style-name="P6">4 Ainda que Edom diga: Arruinados estamos, porém tornaremos e edificaremos as ruínas; assim diz Iavé dos exércitos: Eles edificarão, eu, porém, demolirei; e lhes chamarão: Termo de impiedade, e povo contra quem Iavé está irado para sempre.</text:p>
        <text:p text:style-name="P6">5 E os vossos olhos o verão, e direis: Engrandecido é Iavé ainda além dos termos de Israel.</text:p>
        <text:p text:style-name="P6">6 O filho honra o pai, e o servo ao seu amo; se eu, pois, sou pai, onde está a minha honra? e se eu sou amo, onde está o temor de mim? diz Iavé dos exércitos a vós, ó sacerdotes, que desprezais o meu nome. E vós dizeis: Em que temos nós desprezado o teu nome?</text:p>
        <text:p text:style-name="P6">7 Ofereceis sobre o meu altar pão profano, e dizeis: Em que te havemos profanado? Nisto que pensais, que a mesa de Iavé é desprezível.</text:p>
        <text:p text:style-name="P6">8 Pois quando ofereceis em sacrifício um animal cego, isso não é mau? E quando ofereceis o coxo ou o doente, isso não é mau? Ora apresenta-o ao teu governador; terá ele agrado em ti? ou aceitará ele a tua pessoa? diz Iavé dos exércitos.</text:p>
        <text:p text:style-name="P6">9 Agora, pois, suplicai o favor de Deus, para que se compadeça de nós. Com tal oferta da vossa mão, aceitará ele a vossa pessoa? diz Iavé dos exércitos.</text:p>
        <text:p text:style-name="P6">10 Oxalá que entre vós houvesse até um que fechasse as portas para que não acendesse debalde o fogo do meu altar. Eu não tenho prazer em vós, diz Iavé dos exércitos, nem aceitarei oferta da vossa mão.</text:p>
        <text:p text:style-name="P6">11 Mas desde o nascente do sol até o poente é grande entre as nações o meu nome; e em todo lugar se oferece ao meu nome incenso, e uma oblação pura; porque o meu nome é grande entre as nações, diz Iavé dos exércitos.</text:p>
        <text:p text:style-name="P6">12 Mas vós o profanais, quando dizeis: A mesa de Iavé é profana, e o seu produto, isto é, a sua comida, é desprezível.</text:p>
        <text:p text:style-name="P6">13 Dizeis também: Eis aqui, que canseira! e o lançastes ao desprezo, diz Iavé dos exércitos; e tendes trazido o que foi roubado, e o coxo e o doente; assim trazeis a oferta. Aceitaria eu isso de vossa mão? diz Iavé.</text:p>
        <text:p text:style-name="P6">14 Mas seja maldito o enganador que, tendo animal macho no seu rebanho, o vota, e sacrifica a Iavé o que tem mácula; porque eu sou grande Rei, diz Iavé dos exércitos, e o meu nome é temível entre as nações.</text:p>
      </text:section>
      <text:section text:style-name="Sect1" text:name="Seção820">
        <text:h text:style-name="P2" text:outline-level="2"><text:bookmark text:name="cap2128"/>MALAQUIAS-[Capítulo 2]</text:h>
        <text:p text:style-name="P6">1 Agora, ó sacerdotes, este mandamento e para vós.</text:p>
        <text:p text:style-name="P6">2 Se não ouvirdes, e se não propuserdes no vosso coração dar honra ao meu nome, diz Iavé dos exércitos, enviarei a maldição contra vós, e amaldiçoarei as vossas bênçãos; e já as tenho amaldiçoado, porque não aplicais a isso o vosso coração.</text:p>
        <text:p text:style-name="P6"><text:soft-page-break/>3 Eis que vos reprovarei a posteridade, e espalharei sobre os vossos rostos o esterco, sim, o esterco dos vossos sacrifícios; e juntamente com este sereis levados para fora.</text:p>
        <text:p text:style-name="P6">4 Então sabereis que eu vos enviei este mandamento, para que o meu pacto fosse com Levi, diz Iavé dos exércitos.</text:p>
        <text:p text:style-name="P6">5 Meu pacto com ele foi de vida e de paz; e eu lhas dei para que me temesse; e ele me temeu, e assombrou-se por causa do meu nome.</text:p>
        <text:p text:style-name="P6">6 A lei da verdade esteve na sua boca, e a impiedade não se achou nos seus lábios; ele andou comigo em paz e em retidão, e da iniqüidade apartou a muitos.</text:p>
        <text:p text:style-name="P6">7 Pois os lábios do sacerdote devem guardar o conhecimento, e da sua boca devem os homens procurar a instrução, porque ele é o mensageiro de Iavé dos exércitos.</text:p>
        <text:p text:style-name="P6">8 Mas vós vos desviastes do caminho; a muitos fizestes tropeçar na lei; corrompestes o pacto de Levi, diz Iavé dos exércitos.</text:p>
        <text:p text:style-name="P6">9 Por isso também eu vos fiz desprezíveis, e indignos diante de todo o povo, visto que não guardastes os meus caminhos, mas fizestes acepção de pessoas na lei.</text:p>
        <text:p text:style-name="P6">10 Não temos nós todos um mesmo Pai? não nos criou um mesmo Deus? por que nos havemos aleivosamente uns para com outros, profanando o pacto de nossos pais?</text:p>
        <text:p text:style-name="P6">11 Judá se tem havido aleivosamente, e abominação se cometeu em Israel e em Jerusalém; porque Judá profanou o santuário de Iavé, o qual ele ama, e se casou com a filha de deus estranho.</text:p>
        <text:p text:style-name="P6">12 Iavé extirpará das tendas de Jacó o homem que fizer isto, o que vela, e o que responde, e o que oferece dons a Iavé dos exércitos.</text:p>
        <text:p text:style-name="P6">13 Ainda fazeis isto: cobris o altar de Iavé de lágrimas, de choros e de gemidos, porque ele não olha mais para a oferta, nem a aceitará com prazer da vossa mão.</text:p>
        <text:p text:style-name="P6">14 Todavia perguntais: Por que? Porque Iavé tem sido testemunha entre ti e a mulher da tua mocidade, para com a qual procedeste deslealmente sendo ela a tua companheira e a mulher da tua aliança.</text:p>
        <text:p text:style-name="P6">15 E não fez ele somente um, ainda que lhe sobejava espírito? E por que somente um? Não é que buscava descendência piedosa? Portanto guardai-vos em vosso espírito, e que ninguém seja infiel para com a mulher da sua mocidade.</text:p>
        <text:p text:style-name="P6">16 Pois eu detesto o divórcio, diz Iavé Deus de Israel, e aquele que cobre de violência o seu vestido; portanto cuidai de vós mesmos, diz Iavé dos exércitos; e não sejais infiéis.</text:p>
        <text:p text:style-name="P6">17 Tendes enfadado a Iavé com vossas palavras; e ainda dizeis: Em que o havemos enfadado? Nisto que dizeis: Qualquer que faz o mal passa por bom aos olhos de Iavé, e desses é que ele se agrada; ou: Onde está o Deus do juízo?</text:p>
      </text:section>
      <text:section text:style-name="Sect1" text:name="Seção821">
        <text:h text:style-name="P2" text:outline-level="2"><text:bookmark text:name="cap380"/>MALAQUIAS-[Capítulo 3]</text:h>
        <text:p text:style-name="P6">1 Eis que eu envio o meu mensageiro, e ele há de preparar o caminho diante de mim; e de repente virá ao seu templo Iavé, a quem vós buscais, e o anjo do pacto, a quem vós desejais; eis que ele vem, diz Iavé dos exércitos.</text:p>
        <text:p text:style-name="P6">2 Mas quem suportará o dia da sua vinda? e quem subsistirá, quando ele aparecer? Pois ele será como o fogo de fundidor e como o sabão de lavandeiros;</text:p>
        <text:p text:style-name="P6">3 assentar-se-á como fundidor e purificador de prata; e purificará os filhos de Levi, e os refinará como ouro e como prata, até que tragam a Iavé ofertas em justiça.</text:p>
        <text:p text:style-name="P6"><text:soft-page-break/>4 Então a oferta de Judá e de Jerusalém será agradável a Iavé, como nos dias antigos, e como nos primeiros anos.</text:p>
        <text:p text:style-name="P6">5 E chegar-me-ei a vós para juízo; e serei uma testemunha veloz contra os feiticeiros, contra os adúlteros, contra os que juram falsamente, contra os que defraudam o trabalhador em seu salário, a viúva, e o órfão, e que pervertem o direito do estrangeiro, e não me temem, diz Iavé dos exércitos.</text:p>
        <text:p text:style-name="P6">6 Pois eu, Iavé, não mudo; por isso vós, ó filhos de Jacó, não sois consumidos.</text:p>
        <text:p text:style-name="P6">7 Desde os dias de vossos pais vos desviastes dos meus estatutos, e não os guardastes. Tornai vós para mim, e eu tornarei para vós diz Iavé dos exércitos. Mas vós dizeis: Em que havemos de tornar?</text:p>
        <text:p text:style-name="P6">8 Roubará o homem a Deus? Todavia vós me roubais, e dizeis: Em que te roubamos? Nos dízimos e nas ofertas alçadas.</text:p>
        <text:p text:style-name="P6">9 Vós sois amaldiçoados com a maldição; porque a mim me roubais, sim, vós, esta nação toda.</text:p>
        <text:p text:style-name="P6">10 Trazei todos os dízimos à casa do tesouro, para que haja mantimento na minha casa, e depois fazei prova de mim, diz Iavé dos exércitos, se eu não vos abrir as janelas do céu, e não derramar sobre vós tal bênção, que dela vos advenha a maior abastança.</text:p>
        <text:p text:style-name="P6">11 Também por amor de vós reprovarei o devorador, e ele não destruirá os frutos da vossa terra; nem a vossa vide no campo lançará o seu fruto antes do tempo, diz Iavé dos exércitos.</text:p>
        <text:p text:style-name="P6">12 E todas as nações vos chamarão bem-aventurados; porque vós sereis uma terra deleitosa, diz Iavé dos exércitos.</text:p>
        <text:p text:style-name="P6">13 As vossas palavras foram agressivas para mim, diz Iavé. Mas vós dizeis: Que temos falado contra ti?</text:p>
        <text:p text:style-name="P6">14 Vós tendes dito: lnútil é servir a Deus. Que nos aproveita termos cuidado em guardar os seus preceitos, e em andar de luto diante de Iavé dos exércitos?</text:p>
        <text:p text:style-name="P6">15 Ora pois, nós reputamos por bem-aventurados os soberbos; também os que cometem impiedade prosperam; sim, eles tentam a Deus, e escapam.</text:p>
        <text:p text:style-name="P6">16 Então aqueles que temiam a Iavé falaram uns aos outros; e Iavé atentou e ouviu, e um memorial foi escrito diante dele, para os que temiam a Iavé, e para os que se lembravam do seu nome.</text:p>
        <text:p text:style-name="P6">17 E eles serão meus, diz Iavé dos exércitos, minha possessão particular naquele dia que prepararei; poupá-los-ei, como um homem poupa a seu filho, que o serve.</text:p>
        <text:p text:style-name="P6">18 Então vereis outra vez a diferença entre o justo e o ímpio; entre o que serve a Deus, e o que o não serve.</text:p>
      </text:section>
      <text:section text:style-name="Sect1" text:name="Seção822">
        <text:h text:style-name="P2" text:outline-level="2"><text:bookmark text:name="cap440"/>MALAQUIAS-[Capítulo 4]</text:h>
        <text:p text:style-name="P6">1 Pois eis que aquele dia vem ardendo como fornalha; todos os soberbos, e todos os que cometem impiedade, serão como restolho; e o dia que está para vir os abrasará, diz Iavé dos exércitos, de sorte que não lhes deixará nem raiz nem ramo.</text:p>
        <text:p text:style-name="P6">2 Mas para vós, os que temeis o meu nome, nascerá o sol da justiça, trazendo curas nas suas asas; e vós saireis e saltareis como bezerros da estrebaria.</text:p>
        <text:p text:style-name="P6">3 E pisareis os ímpios, porque se farão cinza debaixo das plantas de vossos pés naquele dia que prepararei, diz Iavé dos exércitos.</text:p>
        <text:p text:style-name="P6">4 Lembrai-vos da lei de Moisés, meu servo, a qual lhe mandei em Horebe para todo o Israel, a saber, estatutos e ordenanças.</text:p>
        <text:p text:style-name="P6"><text:soft-page-break/>5 Eis que eu vos enviarei o profeta Elias, antes que venha o grande e terrível dia de Iavé;</text:p>
        <text:p text:style-name="P6">6 e ele converterá o coração dos pais aos filhos, e o coração dos filhos a seus pais; para que eu não venha, e fira a terra com maldição.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loext:contextual-spacing="false" style:line-height-at-least="0.019cm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5T15:50:34.211216910</meta:creation-date>
    <dc:date>2023-07-25T15:51:53.553399057</dc:date>
    <meta:editing-duration>PT1M19S</meta:editing-duration>
    <meta:editing-cycles>1</meta:editing-cycles>
    <meta:document-statistic meta:table-count="0" meta:image-count="0" meta:object-count="0" meta:page-count="4" meta:paragraph-count="60" meta:word-count="1692" meta:character-count="8910" meta:non-whitespace-character-count="7278"/>
    <meta:generator>LibreOffice/6.0.3.2$Linux_X86_64 LibreOffice_project/00m0$Build-2</meta:generator>
  </office:meta>
</office:document-meta>
</file>